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f81b" officeooo:paragraph-rsid="0004f8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1">Protected section text</text:p>
      </text:section>
      <text:p text:style-name="P1">Unprotected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by </meta:initial-creator>
    <meta:creation-date>2015-03-19T15:48:51.498647910</meta:creation-date>
    <meta:generator>LibreOffice/4.2.8.2$Linux_X86_64 LibreOffice_project/420$Build-2</meta:generator>
    <dc:date>2015-03-19T15:50:26.201960534</dc:date>
    <dc:creator>Tibby 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8" meta:non-whitespace-character-count="35"/>
  </office:meta>
</office:document-meta>
</file>